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1dbd218d" officeooo:paragraph-rsid="1dbd218d"/>
    </style:style>
    <style:style style:name="P2" style:family="paragraph" style:parent-style-name="Text_20_body">
      <style:text-properties officeooo:rsid="1dbde6aa" officeooo:paragraph-rsid="1dbde79d"/>
    </style:style>
    <style:style style:name="P3" style:family="paragraph" style:parent-style-name="Text_20_body" style:list-style-name="L1">
      <style:text-properties officeooo:rsid="1dbd218d" officeooo:paragraph-rsid="1dbd218d"/>
    </style:style>
    <style:style style:name="P4" style:family="paragraph" style:parent-style-name="Text_20_body" style:list-style-name="L2">
      <style:text-properties officeooo:rsid="1dbd218d" officeooo:paragraph-rsid="1dbd218d"/>
    </style:style>
    <style:style style:name="P5" style:family="paragraph" style:parent-style-name="Text_20_body" style:list-style-name="L2">
      <style:text-properties officeooo:rsid="1dbde6aa" officeooo:paragraph-rsid="1dbde6aa"/>
    </style:style>
    <style:style style:name="P6" style:family="paragraph" style:parent-style-name="Text_20_body" style:list-style-name="L3">
      <style:text-properties officeooo:rsid="1dbde79d" officeooo:paragraph-rsid="1dbde79d"/>
    </style:style>
    <style:style style:name="P7" style:family="paragraph" style:parent-style-name="Text_20_body" style:list-style-name="L3">
      <style:text-properties officeooo:rsid="1dbde79d" officeooo:paragraph-rsid="1dbed2a2"/>
    </style:style>
    <style:style style:name="P8" style:family="paragraph" style:parent-style-name="Text_20_body">
      <style:text-properties officeooo:rsid="1dc05e6b" officeooo:paragraph-rsid="1dc05e6b"/>
    </style:style>
    <style:style style:name="P9" style:family="paragraph" style:parent-style-name="Text_20_body">
      <style:text-properties officeooo:rsid="1dc2a229" officeooo:paragraph-rsid="1dc2a229"/>
    </style:style>
    <style:style style:name="P10" style:family="paragraph" style:parent-style-name="Text_20_body">
      <style:text-properties officeooo:rsid="1dc4fe5d" officeooo:paragraph-rsid="1dc4fe5d"/>
    </style:style>
    <style:style style:name="P11" style:family="paragraph" style:parent-style-name="Heading_20_1" style:master-page-name="Standard">
      <style:paragraph-properties style:page-number="auto"/>
      <style:text-properties officeooo:rsid="1dbd218d" officeooo:paragraph-rsid="1dbd218d"/>
    </style:style>
    <style:style style:name="T1" style:family="text">
      <style:text-properties officeooo:rsid="1dbde79d"/>
    </style:style>
    <style:style style:name="T2" style:family="text">
      <style:text-properties officeooo:rsid="1dbed2a2"/>
    </style:style>
    <style:style style:name="T3" style:family="text">
      <style:text-properties officeooo:rsid="1dc10fbf"/>
    </style:style>
    <style:style style:name="T4" style:family="text">
      <style:text-properties officeooo:rsid="1dc320f8"/>
    </style:style>
    <style:style style:name="T5" style:family="text">
      <style:text-properties officeooo:rsid="1dc5b39c"/>
    </style:style>
    <style:style style:name="T6" style:family="text">
      <style:text-properties officeooo:rsid="1dc655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Kemet</text:h>
      <text:p text:style-name="P1">Božská vládkyně, ztělesnění bohyně Sárí, žije vždy přesně daný počet let (třeba dvacet, možná ještě míň).</text:p>
      <text:p text:style-name="P1">Důvody jsou tři:</text:p>
      <text:list xml:id="list1904760053" text:style-name="L1">
        <text:list-item>
          <text:p text:style-name="P3">Aby byla vždycky mladá a krásná</text:p>
        </text:list-item>
        <text:list-item>
          <text:p text:style-name="P3">Aby se dala dobře plánovat náhrada</text:p>
        </text:list-item>
        <text:list-item>
          <text:p text:style-name="P3">Aby lidé pravidelně zažívali „přerod“</text:p>
        </text:list-item>
      </text:list>
      <text:p text:style-name="P1">Při přerodu staré tělo umře (nejspíš je rituálně spáleno – možná zaživa?) a bohyně se převtělí do nového.</text:p>
      <text:p text:style-name="P1">Kněží průběžně vybírají kandidátky na novou inkarnaci.</text:p>
      <text:p text:style-name="P1">„Velekněžka ví, která z vás bude nový vtělením, ale zatím to nevyjevila.“</text:p>
      <text:list xml:id="list3754176573" text:style-name="L2">
        <text:list-item>
          <text:p text:style-name="P4">Kněží je vybírají už v poměrně útlém věku, ale ne úplně kojeneckém.</text:p>
        </text:list-item>
        <text:list-item>
          <text:p text:style-name="P4">Kandidátku vybírají podle vzhledu, ale také podle temperamentu a poslušnosti.</text:p>
        </text:list-item>
        <text:list-item>
          <text:p text:style-name="P5">Kandidátky jsou úplně oddělené od okolního světa.</text:p>
        </text:list-item>
        <text:list-item>
          <text:p text:style-name="P5">Při „přerodu“ novou „várku“ kandidátek kněží nezabíjejí, potřebují totiž zálohu pro případ, že by stávající inkarnaci potkalo nějaké neštěstí (nemoc, nehoda). Božská vládkyně pochopitelně nikdy nemarodí a nemůže umřít mimo stanovaný čas.</text:p>
        </text:list-item>
        <text:list-item>
          <text:p text:style-name="P5">Spolu se starou inkarnací ale shoří celá várka adeptek.</text:p>
        </text:list-item>
      </text:list>
      <text:h text:style-name="Heading_20_2" text:outline-level="2"><text:soft-page-break/>Story idea</text:h>
      <text:p text:style-name="P2">Jednou z postav bude jedna z adeptek, <text:span text:style-name="T1">která z nějakých důvodů uteče, nebo možná přežije „přerod“.</text:span></text:p>
      <text:list xml:id="list2819886751" text:style-name="L3">
        <text:list-item>
          <text:p text:style-name="P6">Otázka je, čeho bude chtít dosáhnout a proč. Bez toho je to jen zajímavá backstory, ale není to story.</text:p>
        </text:list-item>
        <text:list-item>
          <text:p text:style-name="P6">Bude chtít svrhnout teokracii? Přerušit cyklus výcviku dalších adeptek? To by asi mohla...</text:p>
        </text:list-item>
        <text:list-item>
          <text:p text:style-name="P6">Zřejmě to bude jedna z těch temeperamentních, neposlušných. Bude mít spoustu otázek. Možná proto se jí kněží rozhodnout zlikvidovat předčasně (jako inkarnace bohyně je zjevně nepoužitelná).</text:p>
        </text:list-item>
        <text:list-item>
          <text:p text:style-name="P7">Možná bude v té době Kemet dobyt <text:span text:style-name="T2">(inspirace Kleopatrou?)</text:span></text:p>
        </text:list-item>
      </text:list>
      <text:h text:style-name="Heading_20_2" text:outline-level="2">Varianta: Bohyně je skutečná</text:h>
      <text:p text:style-name="P8">Bohyně by skutečně mohla být <text:span text:style-name="T6">mnohočetná</text:span> nehmotná bytost. Kněží pak měli za úkol ji pravidelně přivolávat vždy do nového těla – jednou to ale neudělali a od té doby vládnou sami.</text:p>
      <text:p text:style-name="P8">Uvnitř kněžstva by ale mohla být skupina, která chce bohyně skutečně znovu povolat na svět.</text:p>
      <text:p text:style-name="P8">Jedna z dívek připravovaných jako hostitelky pro bohyni, by mohla být součástí tohoto spiknutí <text:span text:style-name="T3">(chce se stát skutečnou bohyní)</text:span>.</text:p>
      <text:p text:style-name="P9">Uvnitř skupiny dívek by tedy byl konflikt mezi rebelkou, která se chce vzepřít kontrole kněží <text:span text:style-name="T4">(asi nemá přesně jasno, co bude dělat dál, jen se prostě nechce nechat ovládat) a dívkou, která bude chtít obřad provést správně a nechat se posednout.</text:span></text:p>
      <text:p text:style-name="P10"><text:soft-page-break/>Možná by mohlo dojít k omylu, takže by bohyně posedla rebelku? <text:span text:style-name="T5">Došlo by pak asi k zajímavému vnitřnímu boji (ze začátku určitě převezme plnou kontrolu bohyně, rebelka se ale nevzdá a časem se naučí vzdorovat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7-29T14:33:19.876000000</dc:date>
    <meta:print-date>2113-01-01T00:00:00</meta:print-date>
    <meta:editing-cycles>12462</meta:editing-cycles>
    <meta:editing-duration>P37DT10H1M26S</meta:editing-duration>
    <meta:generator>LibreOffice/6.0.5.2$Windows_X86_64 LibreOffice_project/54c8cbb85f300ac59db32fe8a675ff7683cd5a16</meta:generator>
    <meta:document-statistic meta:table-count="0" meta:image-count="0" meta:object-count="0" meta:page-count="3" meta:paragraph-count="27" meta:word-count="385" meta:character-count="2379" meta:non-whitespace-character-count="2031"/>
  </office:meta>
</office:document-meta>
</file>